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826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7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6.075cm" svg:x2="4.684cm" svg:y2="4.909cm" draw:start-shape="id11" draw:start-glue-point="1" draw:end-shape="id3" draw:end-glue-point="3" svg:d="M3025 6075v-1166h1659" svg:viewBox="0 0 1660 1167">
          <text:p/>
        </draw:connector>
        <draw:connector draw:style-name="gr2" draw:text-style-name="P5" draw:layer="layout" svg:x1="3.025cm" svg:y1="7.75cm" svg:x2="4.683cm" svg:y2="9.009cm" draw:start-shape="id11" draw:start-glue-point="3" draw:end-shape="id10" draw:end-glue-point="3" svg:d="M3025 7750v1259h1658" svg:viewBox="0 0 1659 1260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6.319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6.075cm" svg:x2="3.67cm" svg:y2="7.962cm">
          <text:p/>
        </draw:line>
        <draw:frame draw:style-name="gr13" draw:text-style-name="P8" draw:layer="layout" svg:width="0.983cm" svg:height="1.114cm" svg:x="3.817cm" svg:y="6.32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2.234cm" svg:y1="5.596cm" svg:x2="1.009cm" svg:y2="5.607cm">
            <text:p/>
          </draw:line>
          <draw:line draw:style-name="gr14" draw:text-style-name="P7" draw:layer="layout" svg:x1="2.235cm" svg:y1="5.59cm" svg:x2="1.01cm" svg:y2="5.601cm">
            <text:p/>
          </draw:line>
          <draw:line draw:style-name="gr14" draw:text-style-name="P7" draw:layer="layout" svg:x1="1.344cm" svg:y1="5.842cm" svg:x2="1.953cm" svg:y2="5.842cm">
            <text:p/>
          </draw:line>
          <draw:line draw:style-name="gr14" draw:text-style-name="P7" draw:layer="layout" svg:x1="1.508cm" svg:y1="6.053cm" svg:x2="1.801cm" svg:y2="6.053cm">
            <text:p/>
          </draw:line>
          <draw:line draw:style-name="gr14" draw:text-style-name="P7" draw:layer="layout" svg:x1="1.638cm" svg:y1="5.581cm" svg:x2="1.643cm" svg:y2="5.037cm">
            <text:p/>
          </draw:line>
        </draw:g>
        <draw:connector draw:style-name="gr15" draw:text-style-name="P5" draw:layer="layout" svg:x1="2.893cm" svg:y1="4.939cm" svg:x2="1.622cm" svg:y2="5.037cm" draw:start-shape="id12" draw:start-glue-point="6" draw:end-shape="id13" draw:end-glue-point="0" svg:d="M2893 4939h-1271v98" svg:viewBox="0 0 1272 99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6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4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  <draw:line draw:style-name="gr12" draw:text-style-name="P7" draw:layer="layout" svg:x1="6.57cm" svg:y1="7.861cm" svg:x2="6.57cm" svg:y2="5.974cm">
          <text:p/>
        </draw:line>
        <draw:frame draw:style-name="gr13" draw:text-style-name="P8" draw:layer="layout" svg:width="0.983cm" svg:height="1.114cm" svg:x="5.818cm" svg:y="6.324cm">
          <draw:text-box>
            <text:p><text:span text:style-name="T3">I</text:span><text:span text:style-name="T4">y</text:span></text:p>
          </draw:text-box>
        </draw:frame>
        <draw:custom-shape draw:style-name="gr10" draw:text-style-name="P5" draw:layer="layout" svg:width="0.234cm" svg:height="0.258cm" svg:x="12.394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2.89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0T19:34:36.357863076</dc:date>
    <meta:editing-duration>PT11M15S</meta:editing-duration>
    <meta:editing-cycles>4</meta:editing-cycles>
    <meta:generator>LibreOffice/6.4.6.2$Linux_X86_64 LibreOffice_project/40$Build-2</meta:generator>
    <meta:document-statistic meta:object-count="67"/>
  </office:meta>
</office:document-meta>
</file>